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bbbbbb" fo:language="en" fo:country="US" style:font-name-asian="Times New Roman1" style:language-asian="ru" style:country-asian="RU"/>
    </style:style>
    <style:style style:name="P2" style:family="paragraph" style:parent-style-name="Standard">
      <style:text-properties fo:color="#bbbbbb" fo:language="en" fo:country="US" officeooo:rsid="0028d5c7" officeooo:paragraph-rsid="0028d5c7" style:font-name-asian="Times New Roman1" style:language-asian="ru" style:country-asian="RU"/>
    </style:style>
    <style:style style:name="P3" style:family="paragraph" style:parent-style-name="Standard">
      <style:text-properties fo:color="#bbbbbb" fo:language="en" fo:country="US" officeooo:rsid="0028d5c7" officeooo:paragraph-rsid="002b7227" style:font-name-asian="Times New Roman1" style:language-asian="ru" style:country-asian="RU"/>
    </style:style>
    <style:style style:name="P4" style:family="paragraph" style:parent-style-name="Standard">
      <style:text-properties fo:color="#bbbbbb" fo:language="en" fo:country="US" officeooo:rsid="0028d5c7" officeooo:paragraph-rsid="002c248e" style:font-name-asian="Times New Roman1" style:language-asian="ru" style:country-asian="RU"/>
    </style:style>
    <style:style style:name="P5" style:family="paragraph" style:parent-style-name="Standard">
      <style:text-properties fo:color="#bbbbbb" fo:language="en" fo:country="US" officeooo:rsid="0028d5c7" officeooo:paragraph-rsid="003a73f8" style:font-name-asian="Times New Roman1" style:language-asian="ru" style:country-asian="RU"/>
    </style:style>
    <style:style style:name="P6" style:family="paragraph" style:parent-style-name="Standard">
      <style:text-properties officeooo:paragraph-rsid="002c6621"/>
    </style:style>
    <style:style style:name="P7" style:family="paragraph" style:parent-style-name="Standard">
      <style:text-properties fo:language="ru" fo:country="RU" officeooo:rsid="0028d5c7" officeooo:paragraph-rsid="0028d5c7"/>
    </style:style>
    <style:style style:name="P8" style:family="paragraph" style:parent-style-name="Standard">
      <style:text-properties fo:language="ru" fo:country="RU" officeooo:rsid="002d633a" officeooo:paragraph-rsid="002d633a"/>
    </style:style>
    <style:style style:name="P9" style:family="paragraph" style:parent-style-name="Standard">
      <style:text-properties officeooo:paragraph-rsid="0030056e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6cca1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783b2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0056e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0aeb9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3b4b9"/>
    </style:style>
    <style:style style:name="P16" style:family="paragraph" style:parent-style-name="Text_20_body">
      <style:text-properties officeooo:paragraph-rsid="00445993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text-properties fo:color="#bbbbbb" fo:language="en" fo:country="US" officeooo:rsid="0028d5c7" officeooo:paragraph-rsid="0048350f" style:font-name-asian="Times New Roman1" style:language-asian="ru" style:country-asian="RU"/>
    </style:style>
    <style:style style:name="P19" style:family="paragraph">
      <style:paragraph-properties fo:margin-top="0cm" fo:margin-bottom="0.282cm" fo:line-height="100%" style:punctuation-wrap="simple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fdc10" style:font-weight-asian="normal" style:font-weight-complex="normal"/>
    </style:style>
    <style:style style:name="T4" style:family="text">
      <style:text-properties fo:language="en" fo:country="US" fo:font-weight="normal" officeooo:rsid="002a8fa6" style:font-weight-asian="normal" style:font-weight-complex="normal"/>
    </style:style>
    <style:style style:name="T5" style:family="text">
      <style:text-properties fo:language="en" fo:country="US" fo:font-weight="normal" officeooo:rsid="0030056e" style:font-weight-asian="normal" style:font-weight-complex="normal"/>
    </style:style>
    <style:style style:name="T6" style:family="text">
      <style:text-properties fo:font-size="16pt" fo:language="ru" fo:country="RU" style:font-size-asian="16pt" style:language-asian="ru" style:country-asian="RU" style:font-size-complex="16pt"/>
    </style:style>
    <style:style style:name="T7" style:family="text">
      <style:text-properties fo:font-size="16pt" fo:language="en" fo:country="US" style:font-size-asian="16pt" style:language-asian="ru" style:country-asian="RU" style:font-size-complex="16pt"/>
    </style:style>
    <style:style style:name="T8" style:family="text">
      <style:text-properties fo:font-size="16pt" fo:language="en" fo:country="US" officeooo:rsid="0030056e" style:font-size-asian="16pt" style:language-asian="ru" style:country-asian="RU" style:font-size-complex="16pt"/>
    </style:style>
    <style:style style:name="T9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30056e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30aeb9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33b4b9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36c201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381545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38b2ea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3b42e4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3c3d8e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3da365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3ed5b7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406678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4606b6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4" style:family="text">
      <style:text-properties fo:font-variant="normal" fo:text-transform="none" style:use-window-font-color="true" style:font-name="Calibri" fo:font-size="11pt" fo:letter-spacing="normal" fo:language="ru" fo:country="RU" fo:font-style="normal" fo:font-weight="normal" officeooo:rsid="003b42e4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5" style:family="text">
      <style:text-properties fo:font-variant="normal" fo:text-transform="none" style:use-window-font-color="true" style:font-name="Calibri" fo:font-size="11pt" fo:letter-spacing="normal" fo:language="ru" fo:country="RU" fo:font-style="normal" fo:font-weight="normal" officeooo:rsid="003c3d8e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6" style:family="text">
      <style:text-properties fo:font-variant="normal" fo:text-transform="none" style:use-window-font-color="true" style:font-name="Calibri" fo:font-size="11pt" fo:letter-spacing="normal" fo:language="ru" fo:country="RU" fo:font-style="normal" fo:font-weight="normal" officeooo:rsid="003da365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7" style:family="text">
      <style:text-properties fo:font-variant="normal" fo:text-transform="none" style:use-window-font-color="true" style:font-name="Calibri" fo:font-size="11pt" fo:letter-spacing="normal" fo:language="ru" fo:country="RU" fo:font-style="normal" fo:font-weight="normal" officeooo:rsid="003ed5b7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8" style:family="text">
      <style:text-properties fo:font-variant="normal" fo:text-transform="none" style:use-window-font-color="true" style:font-name="Calibri" fo:font-size="11pt" fo:letter-spacing="normal" fo:language="ru" fo:country="RU" fo:font-style="normal" fo:font-weight="normal" officeooo:rsid="00406678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9" style:family="text">
      <style:text-properties fo:font-variant="normal" fo:text-transform="none" style:use-window-font-color="true" style:font-name="Calibri" fo:font-size="11pt" fo:letter-spacing="normal" fo:language="ru" fo:country="RU" fo:font-style="normal" fo:font-weight="normal" officeooo:rsid="00413453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30" style:family="text">
      <style:text-properties fo:font-variant="normal" fo:text-transform="none" style:use-window-font-color="true" style:font-name="Calibri" fo:font-size="11pt" fo:letter-spacing="normal" fo:language="ru" fo:country="RU" fo:font-style="normal" fo:font-weight="normal" officeooo:rsid="0043175b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style:use-window-font-color="true" style:font-name="Calibri" fo:font-size="11pt" fo:letter-spacing="normal" fo:language="ru" fo:country="RU" fo:font-style="normal" fo:font-weight="normal" officeooo:rsid="00444fa1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fo:color="#ff55ff" style:font-name="Calibri" fo:font-size="11pt" fo:letter-spacing="normal" fo:language="en" fo:country="US" fo:font-style="normal" fo:font-weight="normal" officeooo:rsid="003c3d8e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fo:language="en" fo:country="US" style:font-size-asian="12pt" style:font-size-complex="12pt"/>
    </style:style>
    <style:style style:name="T35" style:family="text">
      <style:text-properties fo:font-size="12pt" fo:language="en" fo:country="US" style:font-name-asian="Times New Roman1" style:font-size-asian="12pt" style:language-asian="ru" style:country-asian="RU" style:font-name-complex="Courier New" style:font-size-complex="12pt"/>
    </style:style>
    <style:style style:name="T36" style:family="text">
      <style:text-properties style:use-window-font-color="true" fo:font-size="16pt" fo:language="en" fo:country="US" style:font-name-asian="Calibri" style:font-size-asian="16pt" style:language-asian="ru" style:country-asian="RU" style:font-name-complex="Calibri" style:font-size-complex="16pt" style:language-complex="ar" style:country-complex="SA"/>
    </style:style>
    <style:style style:name="T37" style:family="text">
      <style:text-properties style:use-window-font-color="true" fo:font-size="16pt" fo:language="en" fo:country="US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38" style:family="text">
      <style:text-properties style:use-window-font-color="true" fo:font-size="11pt" fo:language="ru" fo:country="RU" fo:font-weight="normal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39" style:family="text">
      <style:text-properties style:use-window-font-color="true" style:font-name="Calibri" fo:font-size="11pt" fo:language="ru" fo:country="RU" fo:font-weight="normal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0" style:family="text">
      <style:text-properties style:use-window-font-color="true" style:font-name="Calibri" fo:font-size="11pt" fo:language="ru" fo:country="RU" fo:font-weight="normal" officeooo:rsid="002b7227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1" style:family="text">
      <style:text-properties style:use-window-font-color="true" style:font-name="Calibri" fo:font-size="11pt" fo:language="ru" fo:country="RU" fo:font-weight="normal" officeooo:rsid="002c248e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2" style:family="text">
      <style:text-properties style:use-window-font-color="true" style:font-name="Calibri" fo:font-size="11pt" fo:language="ru" fo:country="RU" fo:font-weight="normal" officeooo:rsid="002c6621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3" style:family="text">
      <style:text-properties style:use-window-font-color="true" style:font-name="Calibri" fo:font-size="11pt" fo:font-weight="normal" officeooo:rsid="0033b4b9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4" style:family="text">
      <style:text-properties style:use-window-font-color="true" style:font-name="Calibri" fo:font-size="11pt" fo:font-weight="normal" officeooo:rsid="0034f279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5" style:family="text">
      <style:text-properties style:use-window-font-color="true" style:font-name="Calibri" fo:font-size="11pt" fo:font-weight="normal" officeooo:rsid="0038b2ea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6" style:family="text">
      <style:text-properties style:use-window-font-color="true" style:font-name="Calibri" fo:font-size="11pt" fo:font-weight="normal" officeooo:rsid="003a73f8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7" style:family="text">
      <style:text-properties style:use-window-font-color="true" style:font-name="Calibri" fo:font-size="11pt" fo:font-weight="normal" officeooo:rsid="004799fa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8" style:family="text">
      <style:text-properties style:use-window-font-color="true" style:font-name="Calibri" fo:font-size="11pt" fo:font-weight="normal" officeooo:rsid="0047a91d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49" style:family="text">
      <style:text-properties style:use-window-font-color="true" style:font-name="Calibri" fo:font-size="11pt" fo:font-weight="normal" officeooo:rsid="0048350f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50" style:family="text">
      <style:text-properties fo:color="#777777" style:font-name="Helvetica" fo:font-size="10.5pt" fo:background-color="#eeeeee" loext:char-shading-value="0" style:font-size-asian="10.5pt" style:font-name-complex="Helvetica" style:font-size-complex="10.5pt"/>
    </style:style>
    <style:style style:name="T51" style:family="text">
      <style:text-properties style:use-window-font-color="true" style:font-name="Calibri" fo:font-size="10pt" fo:language="ru" fo:country="RU" style:font-name-asian="Calibri" style:font-size-asian="10pt" style:language-asian="none" style:country-asian="none" style:font-name-complex="Times New Roman1" style:font-size-complex="10pt" style:language-complex="ar" style:country-complex="SA"/>
    </style:style>
    <style:style style:name="T52" style:family="text">
      <style:text-properties style:use-window-font-color="true" style:font-name="Calibri" fo:font-size="10pt" fo:language="en" fo:country="US" style:font-name-asian="Calibri" style:font-size-asian="10pt" style:language-asian="none" style:country-asian="none" style:font-name-complex="Times New Roman1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trong_20_Emphasis"><text:span text:style-name="T1">Версия </text:span></text:span><text:span text:style-name="Strong_20_Emphasis"><text:span text:style-name="T2">19</text:span></text:span><text:span text:style-name="Strong_20_Emphasis"><text:span text:style-name="T5">0610</text:span></text:span></text:p>
      <text:p text:style-name="P9"><text:span text:style-name="Strong_20_Emphasis"><text:span text:style-name="T1">Предыдущая версия (</text:span></text:span><text:span text:style-name="Strong_20_Emphasis"><text:span text:style-name="T3">1905</text:span></text:span><text:span text:style-name="Strong_20_Emphasis"><text:span text:style-name="T4">21</text:span></text:span><text:span text:style-name="Strong_20_Emphasis"><text:span text:style-name="T1">) </text:span></text:span></text:p>
      <text:p text:style-name="P10"><text:bookmark-start text:name="about_version"/><text:span text:style-name="Strong_20_Emphasis"><text:span text:style-name="T6">О версии</text:span></text:span><text:bookmark-end text:name="about_version"/><text:span text:style-name="Strong_20_Emphasis"><text:span text:style-name="T6"> 1</text:span></text:span><text:span text:style-name="Strong_20_Emphasis"><text:span text:style-name="T7">9</text:span></text:span><text:span text:style-name="Strong_20_Emphasis"><text:span text:style-name="T8">0610</text:span></text:span></text:p>
      <text:p text:style-name="P13"><text:span text:style-name="Strong_20_Emphasis"><text:span text:style-name="T12">In context of developing <text:s/>KSESS pgf_190418_developing</text:span></text:span></text:p>
      <text:p text:style-name="P14"><text:span text:style-name="Strong_20_Emphasis"><text:span text:style-name="T13">See description of the fourth change of it.</text:span></text:span></text:p>
      <text:p text:style-name="P12"><text:span text:style-name="Strong_20_Emphasis"><text:span text:style-name="T11"/></text:span></text:p>
      <text:p text:style-name="P15"><text:span text:style-name="Strong_20_Emphasis"><text:span text:style-name="T11">(</text:span></text:span><text:a xlink:type="simple" xlink:href="#list_of_changes_190610_1" text:style-name="Internet_20_link" text:visited-style-name="Visited_20_Internet_20_Link"><text:span text:style-name="Strong_20_Emphasis">1</text:span></text:a><text:span text:style-name="Strong_20_Emphasis"><text:span text:style-name="T11">) </text:span></text:span><text:span text:style-name="Strong_20_Emphasis"><text:span text:style-name="T14">lo_open "On failure, -1 is returned (from Opening an Existing Large Object)"</text:span></text:span></text:p>
      <text:p text:style-name="P16"><text:span text:style-name="Strong_20_Emphasis"><text:span text:style-name="T16">(2</text:span></text:span><text:span text:style-name="Strong_20_Emphasis"><text:span text:style-name="T17">) A</text:span></text:span><text:span text:style-name="Strong_20_Emphasis"><text:span text:style-name="T16"> large object is saved once </text:span></text:span><text:span text:style-name="Strong_20_Emphasis"><text:span text:style-name="T17">and</text:span></text:span><text:span text:style-name="Strong_20_Emphasis"><text:span text:style-name="T16"> its content cannot be changed (from Ilnur 190611). </text:span></text:span><text:span text:style-name="Strong_20_Emphasis"><text:span text:style-name="T17">So a creating an (empty) object must be a private operation</text:span></text:span><text:span text:style-name="Strong_20_Emphasis"><text:span text:style-name="T16"><text:line-break/></text:span></text:span><text:span text:style-name="Strong_20_Emphasis"><text:span text:style-name="T15">(</text:span></text:span><text:span text:style-name="Strong_20_Emphasis"><text:span text:style-name="T17">3</text:span></text:span><text:span text:style-name="Strong_20_Emphasis"><text:span text:style-name="T15">) How to find </text:span></text:span><text:span text:style-name="Strong_20_Emphasis"><text:span text:style-name="T16">for</text:span></text:span><text:span text:style-name="Strong_20_Emphasis"><text:span text:style-name="T15"> a given loid </text:span></text:span><text:span text:style-name="Strong_20_Emphasis"><text:span text:style-name="T16">that </text:span></text:span><text:span text:style-name="Strong_20_Emphasis"><text:span text:style-name="T15">there </text:span></text:span><text:span text:style-name="Strong_20_Emphasis"><text:span text:style-name="T16">is such</text:span></text:span><text:span text:style-name="Strong_20_Emphasis"><text:span text:style-name="T15"> large object? <text:line-break/></text:span></text:span><text:span text:style-name="Strong_20_Emphasis"><text:span text:style-name="T18">(4) </text:span></text:span><text:span text:style-name="Strong_20_Emphasis"><text:span text:style-name="T24">Запись</text:span></text:span><text:span text:style-name="Strong_20_Emphasis"><text:span text:style-name="T18"> <text:s/>a big object </text:span></text:span><text:span text:style-name="Strong_20_Emphasis"><text:span text:style-name="T24">(далее файл) от клиента в </text:span></text:span><text:span text:style-name="Strong_20_Emphasis"><text:span text:style-name="T18">pg </text:span></text:span><text:span text:style-name="Strong_20_Emphasis"><text:span text:style-name="T25">во всяком случае должна происходить в рамках явно управляемой транзакции. Откуда ее взять? Ясное дело — из пула. У нас на 190620 из </text:span></text:span><text:span text:style-name="Strong_20_Emphasis"><text:span text:style-name="T19">pg.DB</text:span></text:span><text:span text:style-name="Strong_20_Emphasis"><text:span text:style-name="T32"> (</text:span></text:span><text:span text:style-name="Strong_20_Emphasis"><text:span text:style-name="T17">github.com/go-pg/pg) </text:span></text:span><text:span text:style-name="Strong_20_Emphasis"><text:span text:style-name="T25">И тут проблема «битый пул», «</text:span></text:span><text:span text:style-name="Strong_20_Emphasis"><text:span text:style-name="T20">broken pool</text:span></text:span><text:span text:style-name="Strong_20_Emphasis"><text:span text:style-name="T25">». То есть, </text:span></text:span><text:span text:style-name="Strong_20_Emphasis"><text:span text:style-name="T26">утверждается, </text:span></text:span><text:span text:style-name="Strong_20_Emphasis"><text:span text:style-name="T27">что получать пул нужно по следующему рецепту: 1) получили пул (</text:span></text:span><text:span text:style-name="Strong_20_Emphasis"><text:span text:style-name="T25"> </text:span></text:span><text:span text:style-name="Strong_20_Emphasis"><text:span text:style-name="T23">pgdb = </text:span></text:span><text:span text:style-name="Strong_20_Emphasis"><text:span text:style-name="T19">pg.DB</text:span></text:span><text:span text:style-name="Strong_20_Emphasis"><text:span text:style-name="T27">); 2) сделали (</text:span></text:span><text:span text:style-name="Strong_20_Emphasis"><text:span text:style-name="T21">ping</text:span></text:span><text:span text:style-name="Strong_20_Emphasis"><text:span text:style-name="T27">) запрос (например pgdb.QueryOne(pg.Scan(&amp;n), "SELECT 110+1")); 3) если ошибка, </text:span></text:span><text:span text:style-name="Strong_20_Emphasis"><text:span text:style-name="T28">то пул негодный, отбрось его и иди к 1. Я же утверждаю, что получение ошибки на шаге 2 не повод объявить пул негодным — ошибка или случайна ( сбой сети </text:span></text:span><text:span text:style-name="Strong_20_Emphasis"><text:span text:style-name="T29">или железа клиентской машины</text:span></text:span><text:span text:style-name="Strong_20_Emphasis"><text:span text:style-name="T28">, например) или </text:span></text:span><text:span text:style-name="Strong_20_Emphasis"><text:span text:style-name="T22">pg </text:span></text:span><text:span text:style-name="Strong_20_Emphasis"><text:span text:style-name="T28">сервер отказывает вам </text:span></text:span><text:span text:style-name="Strong_20_Emphasis"><text:span text:style-name="T29">систематически</text:span></text:span><text:span text:style-name="Strong_20_Emphasis"><text:span text:style-name="T28"> </text:span></text:span><text:span text:style-name="Strong_20_Emphasis"><text:span text:style-name="T29">(</text:span></text:span><text:span text:style-name="Strong_20_Emphasis"><text:span text:style-name="T28">например из-за </text:span></text:span><text:span text:style-name="Strong_20_Emphasis"><text:span text:style-name="T29">ограничения числа соединений, что тоже может иметь случайный характер</text:span></text:span><text:span text:style-name="Strong_20_Emphasis"><text:span text:style-name="T28">)</text:span></text:span><text:span text:style-name="Strong_20_Emphasis"><text:span text:style-name="T29">. Предлагаю тест: </text:span></text:span><text:span text:style-name="Strong_20_Emphasis"><text:span text:style-name="T30">1)получить пул; 2) В цикле с назначенным числом итераций (например, 100000 ) делать запрос в отдельной транзакции и </text:span></text:span><text:span text:style-name="Strong_20_Emphasis"><text:span text:style-name="T31">смотреть что к чему. Если, например, после ошибки, остальные запросы цикла завершаются ошибкой — это аргумент в пользу теории </text:span></text:span><text:span text:style-name="Strong_20_Emphasis"><text:span text:style-name="T25">«</text:span></text:span><text:span text:style-name="Strong_20_Emphasis"><text:span text:style-name="T20">broken pool</text:span></text:span><text:span text:style-name="Strong_20_Emphasis"><text:span text:style-name="T25">»</text:span></text:span></text:p>
      <text:p text:style-name="P11"><text:span text:style-name="Strong_20_Emphasis"><text:span text:style-name="T36"><text:s/></text:span></text:span><text:span text:style-name="Strong_20_Emphasis"><text:span text:style-name="T37">It is over </text:span></text:span></text:p>
      <text:p text:style-name="P10"><text:span text:style-name="Strong_20_Emphasis"><text:span text:style-name="T37">Proposals for next version</text:span></text:span></text:p>
      <text:p text:style-name="Standard"/>
      <text:p text:style-name="Standard"/>
      <text:p text:style-name="Standard"><text:span text:style-name="Strong_20_Emphasis"><text:span text:style-name="T10">Общие сведения</text:span></text:span></text:p>
      <text:p text:style-name="Standard"><text:span text:style-name="Strong_20_Emphasis"><text:span text:style-name="T1">Пакет </text:span></text:span><text:span text:style-name="Strong_20_Emphasis"><text:span text:style-name="T2">rpglo</text:span></text:span><text:span text:style-name="Strong_20_Emphasis"><text:span text:style-name="T1"> – это набор </text:span></text:span><text:span text:style-name="Strong_20_Emphasis"><text:span text:style-name="T2">golang</text:span></text:span><text:span text:style-name="Strong_20_Emphasis"><text:span text:style-name="T1"> оболочек процедур СУБД </text:span></text:span><text:span text:style-name="Strong_20_Emphasis"><text:span text:style-name="T2">Postgresql</text:span></text:span><text:span text:style-name="Strong_20_Emphasis"><text:span text:style-name="T1"> для работы с </text:span></text:span><text:span text:style-name="Strong_20_Emphasis"><text:span text:style-name="T2">large</text:span></text:span><text:span text:style-name="Strong_20_Emphasis"><text:span text:style-name="T1"> </text:span></text:span><text:span text:style-name="Strong_20_Emphasis"><text:span text:style-name="T2">Object</text:span></text:span><text:span text:style-name="Strong_20_Emphasis"><text:span text:style-name="T1"> (</text:span></text:span><text:span text:style-name="Strong_20_Emphasis"><text:span text:style-name="T2">lo</text:span></text:span><text:span text:style-name="Strong_20_Emphasis"><text:span text:style-name="T1"> далее). Это писалось и тестировалось под go version go1.8.1 windows/amd64. Единственный внешний (не </text:span></text:span><text:span text:style-name="Strong_20_Emphasis"><text:span text:style-name="T2">golang</text:span></text:span><text:span text:style-name="Strong_20_Emphasis"><text:span text:style-name="T1">) пакет – это </text:span></text:span><text:span text:style-name="T50">github.com/go-pg/pg.</text:span></text:p>
      <text:p text:style-name="Standard"><text:span text:style-name="Strong_20_Emphasis"><text:span text:style-name="T1">Часть этих оболочек приватные (</text:span></text:span><text:span text:style-name="Strong_20_Emphasis"><text:span text:style-name="T2">closeLo</text:span></text:span><text:span text:style-name="Strong_20_Emphasis"><text:span text:style-name="T1">, </text:span></text:span><text:span text:style-name="Strong_20_Emphasis"><text:span text:style-name="T2">openLo</text:span></text:span><text:span text:style-name="Strong_20_Emphasis"><text:span text:style-name="T1"> … ) и здесь не описываются. Кроме того, есть ошибки архитектуры (см </text:span></text:span><text:a xlink:type="simple" xlink:href="#func_MfToLo" text:style-name="Internet_20_link" text:visited-style-name="Visited_20_Internet_20_Link"><text:span text:style-name="Internet_20_link">func_MfToLo</text:span></text:a><text:span text:style-name="Strong_20_Emphasis"><text:span text:style-name="T1">, </text:span></text:span><text:a xlink:type="simple" xlink:href="#func_CreateLo" text:style-name="Internet_20_link" text:visited-style-name="Visited_20_Internet_20_Link"><text:span text:style-name="Internet_20_link">func_CreateLo</text:span></text:a><text:span text:style-name="Strong_20_Emphasis"><text:span text:style-name="T1">), которые должны быть исправлены.</text:span></text:span></text:p>
      <text:p text:style-name="Standard"/>
      <text:p text:style-name="Standard"><text:span text:style-name="Strong_20_Emphasis"><text:span text:style-name="T9">API</text:span></text:span></text:p>
      <text:p text:style-name="Standard"><text:a xlink:type="simple" xlink:href="#type_PerformingReport" text:style-name="Internet_20_link" text:visited-style-name="Visited_20_Internet_20_Link"><text:span text:style-name="Internet_20_link"><text:span text:style-name="T35">PerformingReport</text:span></text:span></text:a></text:p>
      <text:p text:style-name="Standard"><text:a xlink:type="simple" xlink:href="#func_PerformingReport_HTML" text:style-name="Internet_20_link" text:visited-style-name="Visited_20_Internet_20_Link"><text:span text:style-name="Internet_20_link"><text:span text:style-name="T34">PerformingReport HTML</text:span></text:span></text:a></text:p>
      <text:p text:style-name="Standard"><text:a xlink:type="simple" xlink:href="#func_LoToW" text:style-name="Internet_20_link" text:visited-style-name="Visited_20_Internet_20_Link"><text:span text:style-name="Internet_20_link"><text:span text:style-name="T33">Запись в поток</text:span></text:span></text:a></text:p>
      <text:p text:style-name="Standard"><text:a xlink:type="simple" xlink:href="#func_MfToLo" text:style-name="Internet_20_link" text:visited-style-name="Visited_20_Internet_20_Link"><text:span text:style-name="Internet_20_link"><text:span text:style-name="T33">Запись в СУБД</text:span></text:span></text:a></text:p>
      <text:p text:style-name="Standard"><text:a xlink:type="simple" xlink:href="#func_CreateLo" text:style-name="Internet_20_link" text:visited-style-name="Visited_20_Internet_20_Link"><text:span text:style-name="Internet_20_link"><text:span text:style-name="T33">Создание </text:span></text:span></text:a><text:a xlink:type="simple" xlink:href="#func_CreateLo" text:style-name="Internet_20_link" text:visited-style-name="Visited_20_Internet_20_Link"><text:span text:style-name="Internet_20_link"><text:span text:style-name="T34">lo</text:span></text:span></text:a></text:p>
      <text:p text:style-name="Standard"><text:soft-page-break/><text:a xlink:type="simple" xlink:href="#func_DeleteLo" text:style-name="Internet_20_link" text:visited-style-name="Visited_20_Internet_20_Link"><text:span text:style-name="Internet_20_link"><text:span text:style-name="T33">Удаление </text:span></text:span></text:a><text:a xlink:type="simple" xlink:href="#func_DeleteLo" text:style-name="Internet_20_link" text:visited-style-name="Visited_20_Internet_20_Link"><text:span text:style-name="Internet_20_link"><text:span text:style-name="T34">lo</text:span></text:span></text:a></text:p>
      <text:p text:style-name="P7"><text:a xlink:type="simple" xlink:href="#func_BuffToLo" text:style-name="Internet_20_link" text:visited-style-name="Visited_20_Internet_20_Link">Запись из памяти</text:a></text:p>
      <text:p text:style-name="P8"><text:a xlink:type="simple" xlink:href="#func_SetWritingChunkSize" text:style-name="Internet_20_link" text:visited-style-name="Visited_20_Internet_20_Link">Установка размера чанка</text:a></text:p>
      <text:p text:style-name="P10"><text:span text:style-name="Strong_20_Emphasis"><text:span text:style-name="T38">Это описатель результата выполнения функций</text:span></text:span></text:p>
      <text:p text:style-name="P10"><text:span text:style-name="Strong_20_Emphasis"><text:span text:style-name="T38">type </text:span></text:span><text:bookmark-start text:name="type_PerformingReport"/><text:span text:style-name="Strong_20_Emphasis"><text:span text:style-name="T38">PerformingReport</text:span></text:span><text:bookmark-end text:name="type_PerformingReport"/><text:span text:style-name="Strong_20_Emphasis"><text:span text:style-name="T38"> struct {</text:span></text:span></text:p>
      <text:p text:style-name="P10"><text:span text:style-name="Strong_20_Emphasis"><text:span text:style-name="T38">    Oper <text:s text:c="6"/>string//Имя операции</text:span></text:span></text:p>
      <text:p text:style-name="P10"><text:span text:style-name="Strong_20_Emphasis"><text:span text:style-name="T38">    Err <text:s text:c="7"/>error//Ошибка, nil, если ее не было</text:span></text:span></text:p>
      <text:p text:style-name="P10"><text:span text:style-name="Strong_20_Emphasis"><text:span text:style-name="T38">    BufferSize int//Размер буфера ввода-выводы при потоковой записи (чтения) lo. Как выяснилось эта величина очень влияет на Dur (см. ниже)</text:span></text:span></text:p>
      <text:p text:style-name="P10"><text:span text:style-name="Strong_20_Emphasis"><text:span text:style-name="T38">    Counter <text:s text:c="3"/>int//Счетчик итераций, то есть элементарных операций записи (чтения) буфера (размером BufferSize)</text:span></text:span></text:p>
      <text:p text:style-name="P10"><text:span text:style-name="Strong_20_Emphasis"><text:span text:style-name="T38">    TotalRead <text:s/>int64// Обцее число байт, записанных (считанных) в lo</text:span></text:span></text:p>
      <text:p text:style-name="P10"><text:span text:style-name="Strong_20_Emphasis"><text:span text:style-name="T38">    Beg <text:s text:c="7"/>time.Time// Время начала операции</text:span></text:span></text:p>
      <text:p text:style-name="P10"><text:span text:style-name="Strong_20_Emphasis"><text:span text:style-name="T38">    Dur <text:s text:c="7"/>time.Duration// Ее длительность</text:span></text:span></text:p>
      <text:p text:style-name="Standard"><text:span text:style-name="Strong_20_Emphasis"><text:span text:style-name="T38">}</text:span></text:span></text:p>
      <text:p text:style-name="Standard"><text:bookmark-start text:name="func_PerformingReport_HTML"/><text:span text:style-name="Strong_20_Emphasis"><text:span text:style-name="T38">func (pr PerformingReport) HTML() string</text:span></text:span><text:bookmark-end text:name="func_PerformingReport_HTML"/><text:span text:style-name="Strong_20_Emphasis"><text:span text:style-name="T38"> Этот метод возвращает описатель в формате HTML текста</text:span></text:span></text:p>
      <text:p text:style-name="P1"/>
      <text:p text:style-name="Standard"><text:bookmark-start text:name="func_LoToW"/><text:span text:style-name="Strong_20_Emphasis"><text:span text:style-name="T38">func LoToW</text:span></text:span><text:bookmark-end text:name="func_LoToW"/><text:span text:style-name="Strong_20_Emphasis"><text:span text:style-name="T38">(w io.Writer, ctx context.Context, tx *pg.Tx, loid string, w_buffer_size int) (pr </text:span></text:span><text:a xlink:type="simple" xlink:href="#type_PerformingReport" text:style-name="Internet_20_link" text:visited-style-name="Visited_20_Internet_20_Link"><text:span text:style-name="Strong_20_Emphasis">PerformingReport</text:span></text:a><text:span text:style-name="Strong_20_Emphasis"><text:span text:style-name="T38">) – записывает lo (весь, указан через loid) в поток w, например в http.ResponseWriter или os.File. Операция может быть прервана через ctx, w_buffer_size – размер создаваемого функцией буфера для чтения из lo (и записи в w). Функция выполняется в рамках </text:span></text:span><office:annotation office:name="__Annotation__5_1673917084"><dc:creator>MichMakarov</dc:creator><dc:date>2018-09-21T07:43:00</dc:date><loext:sender-initials>M</loext:sender-initials><text:p text:style-name="P19"><text:span text:style-name="T51">Только сейчас заметил, что проверки на </text:span><text:span text:style-name="T52">nil</text:span><text:span text:style-name="T51"> нет. Вопрос – а нужна ли она?</text:span></text:p></office:annotation><text:span text:style-name="Strong_20_Emphasis"><text:span text:style-name="T38">трансакции tx</text:span></text:span><office:annotation-end office:name="__Annotation__5_1673917084"/><text:span text:style-name="Strong_20_Emphasis"><text:span text:style-name="T38">.</text:span></text:span></text:p>
      <text:p text:style-name="Standard"><text:bookmark-start text:name="func_MfToLo"/><text:span text:style-name="Strong_20_Emphasis"><text:span text:style-name="T38">func MfToLo</text:span></text:span><text:bookmark-end text:name="func_MfToLo"/><text:span text:style-name="Strong_20_Emphasis"><text:span text:style-name="T38">(f multipart.File, ctx context.Context, tx *pg.Tx, r_buffer_size int, loid int64) (pr </text:span></text:span><text:a xlink:type="simple" xlink:href="#type_PerformingReport" text:style-name="Internet_20_link" text:visited-style-name="Visited_20_Internet_20_Link"><text:span text:style-name="Strong_20_Emphasis">PerformingReport</text:span></text:a><text:span text:style-name="Strong_20_Emphasis"><text:span text:style-name="T38">) – запись в lo из f. Функция сляпана впопыхах. Во-первых, первым параметром длжен быть io.Reader, во-вторых, кажется, параметра loid не должно быть – то есть функция должна создать пустой lo. </text:span></text:span></text:p>
      <text:p text:style-name="Standard"><text:bookmark-start text:name="func_CreateLo"/><text:span text:style-name="Strong_20_Emphasis"><text:span text:style-name="T38">func CreateLo</text:span></text:span><text:bookmark-end text:name="func_CreateLo"/><text:span text:style-name="Strong_20_Emphasis"><text:span text:style-name="T38">(tx *pg.Tx) (loid int64, err error) – создает пустой lo. Это недоразумение (следствие неверной </text:span></text:span><text:a xlink:type="simple" xlink:href="#func_MfToLo" text:style-name="Internet_20_link" text:visited-style-name="Visited_20_Internet_20_Link"><text:span text:style-name="Strong_20_Emphasis">MfToLo</text:span></text:a><text:span text:style-name="Strong_20_Emphasis"><text:span text:style-name="T38">) – функция должна быть приватной.</text:span></text:span></text:p>
      <text:p text:style-name="Standard"><text:bookmark-start text:name="func_DeleteLo"/><text:span text:style-name="Strong_20_Emphasis"><text:span text:style-name="T38">func DeleteLo</text:span></text:span><text:bookmark-end text:name="func_DeleteLo"/><text:span text:style-name="Strong_20_Emphasis"><text:span text:style-name="T38">(tx *pg.Tx, loid int64) (err error) – удаляет lo</text:span></text:span></text:p>
      <text:p text:style-name="P1"/>
      <text:p text:style-name="P2"><text:bookmark-start text:name="func_BuffToLo"/><text:span text:style-name="Strong_20_Emphasis"><text:span text:style-name="T39">BuffToLo</text:span></text:span><text:bookmark-end text:name="func_BuffToLo"/><text:span text:style-name="Strong_20_Emphasis"><text:span text:style-name="T39"> делает тоже (то есть, пишет в Postgresql large object), что и MfToLo, но данные берет из памяти (buff []byte)</text:span></text:span></text:p>
      <text:p text:style-name="P2"><text:span text:style-name="Strong_20_Emphasis"><text:span text:style-name="T39">Функция появилась в версии 190515. </text:span></text:span><text:span text:style-name="Strong_20_Emphasis"><text:span text:style-name="T40">Доработана в 190521</text:span></text:span></text:p>
      <text:p text:style-name="P2"><text:span text:style-name="Strong_20_Emphasis"><text:span text:style-name="T39">Как и аналог (MfToLo) в принципе кривая - четвертого параметра не должно быть (как-то не выдумывается ситуация, где-бы требовалось дописывать в lo)</text:span></text:span></text:p>
      <text:p text:style-name="P2"><text:span text:style-name="Strong_20_Emphasis"><text:span text:style-name="T39">Но коль аналог работает уже, то и эта имеет право жить.</text:span></text:span></text:p>
      <text:p text:style-name="P2"><text:span text:style-name="Strong_20_Emphasis"><text:span text:style-name="T39">Очедедной commit (после Wed Apr 17 18:05:07 2019 +0300) всей библиотеки kot_common (то есть, сейчасный)</text:span></text:span></text:p>
      <text:p text:style-name="P2"><text:span text:style-name="Strong_20_Emphasis"><text:span text:style-name="T39">будет сделан ради этой функции без тестирования, которого, возможно, вовсе не будет, если хрень заработает без вопросов</text:span></text:span></text:p>
      <text:p text:style-name="P2"><text:span text:style-name="Strong_20_Emphasis"><text:span text:style-name="T39">func BuffToLo(buff []byte, ctx context.Context, tx *pg.Tx, loid int64) (pr PerformingReport) {</text:span></text:span></text:p>
      <text:p text:style-name="P4"><text:soft-page-break/><text:span text:style-name="Strong_20_Emphasis"><text:span text:style-name="T41">Функция записывает </text:span></text:span><text:span text:style-name="Strong_20_Emphasis"><text:span text:style-name="T39">buff </text:span></text:span><text:span text:style-name="Strong_20_Emphasis"><text:span text:style-name="T42">кусками, размер которых задается</text:span></text:span></text:p>
      <text:p text:style-name="P4"><text:span text:style-name="Strong_20_Emphasis"><text:span text:style-name="T42"/></text:span></text:p>
      <text:p text:style-name="P6"><text:bookmark-start text:name="func_SetWritingChunkSize"/><text:span text:style-name="Strong_20_Emphasis"><text:span text:style-name="T42">SetWritingChunkSize</text:span></text:span><text:bookmark-end text:name="func_SetWritingChunkSize"/><text:span text:style-name="Strong_20_Emphasis"><text:span text:style-name="T42">(size int) задает размер чанка для </text:span></text:span><text:a xlink:type="simple" xlink:href="#func_BuffToLo" text:style-name="Internet_20_link" text:visited-style-name="Visited_20_Internet_20_Link"><text:span text:style-name="Strong_20_Emphasis">#func_BuffToLo</text:span></text:a><text:span text:style-name="Strong_20_Emphasis"><text:span text:style-name="T42"> При этом, если<text:line-break/>size &lt; 10*1024. он полагается <text:s/>size = 10*1024. Если функция не вызывалась, то size = 10*1000*1024 </text:span></text:span></text:p>
      <text:p text:style-name="P3"><text:bookmark-start text:name="list_of_changes"/><text:span text:style-name="Strong_20_Emphasis"><text:span text:style-name="T40">Лист изменений</text:span></text:span><text:bookmark-end text:name="list_of_changes"/></text:p>
      <text:p text:style-name="P4"><text:bookmark-start text:name="list_of_changes_190521_1"/><text:span text:style-name="Strong_20_Emphasis"><text:span text:style-name="T40">190521_1</text:span></text:span><text:bookmark-end text:name="list_of_changes_190521_1"/><text:span text:style-name="Strong_20_Emphasis"><text:span text:style-name="T40"> Добавлена </text:span></text:span><text:a xlink:type="simple" xlink:href="#func_SetWritingChunkSize" text:style-name="Internet_20_link" text:visited-style-name="Visited_20_Internet_20_Link"><text:span text:style-name="Strong_20_Emphasis">SetWritingChunkSize(size int)</text:span></text:a><text:span text:style-name="Strong_20_Emphasis"><text:span text:style-name="T41"> и изменена в реализации </text:span></text:span><text:a xlink:type="simple" xlink:href="#func_BuffToLo" text:style-name="Internet_20_link" text:visited-style-name="Visited_20_Internet_20_Link"><text:span text:style-name="Strong_20_Emphasis">BuffToLo(buff []byte, ctx context.Context, tx *pg.Tx, loid int64)</text:span></text:a><text:span text:style-name="Strong_20_Emphasis"><text:span text:style-name="T41"> (pr PerformingReport), то есть теперь она чанкует входной буффер.</text:span></text:span></text:p>
      <text:p text:style-name="P18"><text:bookmark-start text:name="list_of_changes_190610_1"/><text:span text:style-name="Strong_20_Emphasis"><text:span text:style-name="T43">190610_1</text:span></text:span><text:bookmark-end text:name="list_of_changes_190610_1"/><text:span text:style-name="Strong_20_Emphasis"><text:span text:style-name="T43"> </text:span></text:span><text:span text:style-name="Strong_20_Emphasis"><text:span text:style-name="T44">openLo(tx *pg.Tx, loid int64, mode int) (loDescr int, err error)<text:line-break/>Checking for the lo_open returns -1 have been added<text:line-break/></text:span></text:span><text:span text:style-name="Strong_20_Emphasis"><text:span text:style-name="T45">190610_2 </text:span></text:span><text:span text:style-name="Strong_20_Emphasis"><text:span text:style-name="T46">func ExistsLo(tx *pg.Tx, loid int64) (loIsNot bool, err error)</text:span></text:span><text:span text:style-name="Strong_20_Emphasis"><text:span text:style-name="T44"><text:line-break/></text:span></text:span><text:span text:style-name="Strong_20_Emphasis"><text:span text:style-name="T43">190610_</text:span></text:span><text:span text:style-name="Strong_20_Emphasis"><text:span text:style-name="T45">3 func createLo(tx *pg.Tx) (loid int64, err error) as a right alternative to the old CreteLo</text:span></text:span><text:span text:style-name="Strong_20_Emphasis"><text:span text:style-name="T44"><text:line-break/></text:span></text:span><text:span text:style-name="Strong_20_Emphasis"><text:span text:style-name="T43">190610_</text:span></text:span><text:span text:style-name="Strong_20_Emphasis"><text:span text:style-name="T47">4 <text:s/>func SetPGConPool(cD ConnData) (err error); </text:span></text:span><text:span text:style-name="Strong_20_Emphasis"><text:span text:style-name="T48">func GetPGTx() (pgTx *pg.Tx, err error);</text:span></text:span><text:span text:style-name="Strong_20_Emphasis"><text:span text:style-name="T49">func GetActivePoolConnData() string</text:span></text:span><text:span text:style-name="Strong_20_Emphasis"><text:span text:style-name="T45"><text:line-break/></text:span></text:span></text:p>
      <text:p text:style-name="P5"><text:span text:style-name="Strong_20_Emphasis"><text:span text:style-name="T4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Makarov</meta:initial-creator>
    <meta:creation-date>2018-06-13T08:11:00</meta:creation-date>
    <dc:date>2019-06-25T19:26:54.455000000</dc:date>
    <meta:editing-cycles>75</meta:editing-cycles>
    <meta:editing-duration>P8DT1H42M8S</meta:editing-duration>
    <meta:generator>LibreOffice/5.3.6.1$Windows_X86_64 LibreOffice_project/686f202eff87ef707079aeb7f485847613344eb7</meta:generator>
    <meta:document-statistic meta:table-count="0" meta:image-count="0" meta:object-count="0" meta:page-count="3" meta:paragraph-count="48" meta:word-count="750" meta:character-count="5216" meta:non-whitespace-character-count="4432"/>
  </office:meta>
</office:document-meta>
</file>